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style="italic" style:text-underline-style="none" fo:font-weight="bold" officeooo:rsid="0003f3fe" officeooo:paragraph-rsid="0003f3fe" style:font-style-asian="italic" style:font-weight-asian="bold" style:font-style-complex="italic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fo:font-style="italic" style:text-underline-style="none" fo:font-weight="bold" officeooo:rsid="0003f3fe" officeooo:paragraph-rsid="0003f3fe" style:font-style-asian="italic" style:font-weight-asian="bold" style:font-style-complex="italic" style:font-weight-complex="bold"/>
    </style:style>
    <style:style style:name="P3" style:family="paragraph" style:parent-style-name="Preformatted_20_Text">
      <style:text-properties fo:font-style="italic" style:text-underline-style="none" fo:font-weight="normal" officeooo:rsid="0003f3fe" officeooo:paragraph-rsid="0003f3fe" style:font-style-asian="italic" style:font-weight-asian="normal" style:font-style-complex="italic" style:font-weight-complex="normal"/>
    </style:style>
    <style:style style:name="P4" style:family="paragraph" style:parent-style-name="Preformatted_20_Text">
      <style:text-properties fo:font-style="italic" style:text-underline-style="solid" style:text-underline-width="auto" style:text-underline-color="font-color" fo:font-weight="bold" officeooo:rsid="0003f3fe" officeooo:paragraph-rsid="0003f3fe" style:font-style-asian="italic" style:font-weight-asian="bold" style:font-style-complex="italic" style:font-weight-complex="bold"/>
    </style:style>
    <style:style style:name="P5" style:family="paragraph" style:parent-style-name="Preformatted_20_Text">
      <style:text-properties fo:font-style="italic" style:text-underline-style="solid" style:text-underline-width="auto" style:text-underline-color="font-color" fo:font-weight="bold" officeooo:rsid="00044fe0" officeooo:paragraph-rsid="00044fe0" style:font-style-asian="italic" style:font-weight-asian="bold" style:font-style-complex="italic" style:font-weight-complex="bold"/>
    </style:style>
    <style:style style:name="P6" style:family="paragraph" style:parent-style-name="Preformatted_20_Text">
      <style:text-properties officeooo:paragraph-rsid="0003f3fe"/>
    </style:style>
    <style:style style:name="P7" style:family="paragraph" style:parent-style-name="Preformatted_20_Text">
      <style:text-properties style:font-name="Liberation Serif" fo:font-style="italic" style:text-underline-style="none" fo:font-weight="bold" officeooo:rsid="0003f3fe" officeooo:paragraph-rsid="0003f3fe" style:font-style-asian="italic" style:font-weight-asian="bold" style:font-style-complex="italic" style:font-weight-complex="bold"/>
    </style:style>
    <style:style style:name="P8" style:family="paragraph" style:parent-style-name="Preformatted_20_Text">
      <style:text-properties style:font-name="Liberation Serif" fo:font-size="12pt" fo:font-style="italic" style:text-underline-style="solid" style:text-underline-width="auto" style:text-underline-color="font-color" fo:font-weight="bold" officeooo:rsid="0003f3fe" officeooo:paragraph-rsid="0003f3fe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Preformatted_20_Text">
      <style:text-properties style:font-name="Liberation Serif" fo:font-size="12pt" fo:font-style="italic" style:text-underline-style="none" fo:font-weight="normal" officeooo:rsid="0003f3fe" officeooo:paragraph-rsid="0003f3fe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Preformatted_20_Text">
      <style:paragraph-properties fo:text-align="start" style:justify-single-word="false"/>
      <style:text-properties style:font-name="Liberation Serif" fo:font-size="12pt" fo:font-style="italic" style:text-underline-style="none" fo:font-weight="normal" officeooo:rsid="0003f3fe" officeooo:paragraph-rsid="0003f3fe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Preformatted_20_Text">
      <style:text-properties fo:font-style="normal" style:text-underline-style="none" fo:font-weight="normal" officeooo:rsid="00044fe0" officeooo:paragraph-rsid="00044fe0" style:font-style-asian="normal" style:font-weight-asian="normal" style:font-style-complex="normal" style:font-weight-complex="normal"/>
    </style:style>
    <style:style style:name="P12" style:family="paragraph" style:parent-style-name="Preformatted_20_Text">
      <style:text-properties fo:font-style="normal" style:text-underline-style="none" fo:font-weight="normal" officeooo:rsid="00044fe0" officeooo:paragraph-rsid="000628cd" style:font-style-asian="normal" style:font-weight-asian="normal" style:font-style-complex="normal" style:font-weight-complex="normal"/>
    </style:style>
    <style:style style:name="P13" style:family="paragraph" style:parent-style-name="Preformatted_20_Text">
      <style:text-properties officeooo:paragraph-rsid="00044fe0"/>
    </style:style>
    <style:style style:name="P14" style:family="paragraph" style:parent-style-name="Preformatted_20_Text">
      <style:text-properties officeooo:paragraph-rsid="000628cd"/>
    </style:style>
    <style:style style:name="P15" style:family="paragraph" style:parent-style-name="Standard">
      <style:text-properties style:font-name="Liberation Serif" officeooo:paragraph-rsid="000376f3"/>
    </style:style>
    <style:style style:name="P16" style:family="paragraph" style:parent-style-name="Standard">
      <style:text-properties style:font-name="Liberation Serif" fo:font-style="italic" style:text-underline-style="none" fo:font-weight="bold" officeooo:rsid="000376f3" officeooo:paragraph-rsid="000376f3" style:font-style-asian="italic" style:font-weight-asian="bold" style:font-style-complex="italic" style:font-weight-complex="bold"/>
    </style:style>
    <style:style style:name="P17" style:family="paragraph" style:parent-style-name="Standard">
      <style:text-properties style:font-name="Liberation Serif" fo:font-style="italic" style:text-underline-style="none" fo:font-weight="normal" officeooo:rsid="000376f3" officeooo:paragraph-rsid="000376f3" style:font-style-asian="italic" style:font-weight-asian="normal" style:font-style-complex="italic" style:font-weight-complex="normal"/>
    </style:style>
    <style:style style:name="P18" style:family="paragraph" style:parent-style-name="Standard">
      <style:text-properties style:font-name="Liberation Serif" fo:font-style="italic" style:text-underline-style="solid" style:text-underline-width="auto" style:text-underline-color="font-color" fo:font-weight="bold" officeooo:rsid="0003f3fe" officeooo:paragraph-rsid="0003f3fe" style:font-style-asian="italic" style:font-weight-asian="bold" style:font-style-complex="italic" style:font-weight-complex="bold"/>
    </style:style>
    <style:style style:name="P19" style:family="paragraph" style:parent-style-name="Standard">
      <style:text-properties style:font-name="Liberation Serif" fo:font-size="15pt" style:text-underline-style="solid" style:text-underline-width="auto" style:text-underline-color="font-color" fo:font-weight="bold" officeooo:rsid="00044fe0" officeooo:paragraph-rsid="00044fe0" style:font-size-asian="15pt" style:font-weight-asian="bold" style:font-size-complex="15pt" style:font-weight-complex="bold"/>
    </style:style>
    <style:style style:name="P20" style:family="paragraph" style:parent-style-name="Text_20_body">
      <style:text-properties style:font-name="Liberation Serif" fo:font-size="12pt" fo:font-weight="normal" officeooo:paragraph-rsid="00056281" style:font-size-asian="12pt" style:font-weight-asian="normal" style:font-size-complex="12pt" style:font-weight-complex="normal"/>
    </style:style>
    <style:style style:name="P21" style:family="paragraph" style:parent-style-name="Text_20_body">
      <style:text-properties fo:font-weight="normal" officeooo:paragraph-rsid="0003f3fe" style:font-weight-asian="normal" style:font-weight-complex="normal"/>
    </style:style>
    <style:style style:name="T1" style:family="text">
      <style:text-properties fo:font-style="italic" style:text-underline-style="solid" style:text-underline-width="auto" style:text-underline-color="font-color" fo:font-weight="bold" officeooo:rsid="000376f3" style:font-style-asian="italic" style:font-weight-asian="bold" style:font-style-complex="italic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28cd" style:font-weight-asian="normal" style:font-weight-complex="normal"/>
    </style:style>
    <style:style style:name="T4" style:family="text">
      <style:text-properties fo:font-weight="bold" officeooo:rsid="00044fe0" style:font-weight-asian="bold" style:font-weight-complex="bold"/>
    </style:style>
    <style:style style:name="T5" style:family="text">
      <style:text-properties fo:font-weight="bold" officeooo:rsid="000628cd" style:font-weight-asian="bold" style:font-weight-complex="bold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Liberation Serif" fo:font-size="12pt" fo:font-style="italic" style:text-underline-style="none" fo:font-weight="normal" officeooo:rsid="0003f3fe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style:font-name="Liberation Serif" fo:font-size="12pt" style:font-size-asian="12pt" style:font-size-complex="12pt"/>
    </style:style>
    <style:style style:name="T10" style:family="text">
      <style:text-properties style:font-name="Liberation Serif" fo:font-size="12pt" officeooo:rsid="0003f3fe" style:font-size-asian="12pt" style:font-size-complex="12pt"/>
    </style:style>
    <style:style style:name="T11" style:family="text">
      <style:text-properties fo:font-style="normal" style:text-underline-style="none" fo:font-weight="normal" officeooo:rsid="00044fe0" style:font-style-asian="normal" style:font-weight-asian="normal" style:font-style-complex="normal" style:font-weight-complex="normal"/>
    </style:style>
    <style:style style:name="T12" style:family="text">
      <style:text-properties officeooo:rsid="00044fe0"/>
    </style:style>
    <style:style style:name="T13" style:family="text">
      <style:text-properties style:text-underline-style="solid" style:text-underline-width="auto" style:text-underline-color="font-color" fo:font-weight="bold" officeooo:rsid="00044fe0" style:font-weight-asian="bold" style:font-weight-complex="bold"/>
    </style:style>
    <style:style style:name="T14" style:family="text">
      <style:text-properties style:text-underline-style="none" fo:font-weight="normal" officeooo:rsid="00044fe0" style:font-weight-asian="normal" style:font-weight-complex="normal"/>
    </style:style>
    <style:style style:name="T15" style:family="text">
      <style:text-properties fo:font-size="15pt" style:text-underline-style="solid" style:text-underline-width="auto" style:text-underline-color="font-color" fo:font-weight="bold" officeooo:rsid="00044fe0" style:font-size-asian="15pt" style:font-weight-asian="bold" style:font-size-complex="15pt" style:font-weight-complex="bold"/>
    </style:style>
    <style:style style:name="T16" style:family="text">
      <style:text-properties officeooo:rsid="00056281"/>
    </style:style>
    <style:style style:name="T17" style:family="text">
      <style:text-properties officeooo:rsid="000628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9">Steps For Linux</text:p>
      <text:p text:style-name="P15"/>
      <text:p text:style-name="P15"><text:span text:style-name="T1">Prerequisites</text:span></text:p>
      <text:p text:style-name="P17">1. Node.js</text:p>
      <text:p text:style-name="P17">2. NPM</text:p>
      <text:p text:style-name="P16"/>
      <text:p text:style-name="P18">Install Appium</text:p>
      <text:p text:style-name="P18"/>
      <text:p text:style-name="P9"><text:s/>npm install -g appium</text:p>
      <text:p text:style-name="P7"/>
      <text:p text:style-name="P8">Andoid SDK</text:p>
      <text:p text:style-name="P2"><text:span text:style-name="T6"><text:s/></text:span><text:span text:style-name="T7">1. Download - </text:span><text:a xlink:type="simple" xlink:href="https://developer.android.com/sdk/installing/index.html"><text:span text:style-name="T7">https://developer.android.com/sdk/installing/index.html</text:span></text:a><text:span text:style-name="T7"> and extract to a folder</text:span></text:p>
      <text:p text:style-name="P10"/>
      <text:p text:style-name="P6"><text:span text:style-name="T8"><text:s/>2. </text:span><text:span text:style-name="T7">set </text:span><text:span text:style-name="Source_20_Text"><text:span text:style-name="T7">$ANDROID_HOME</text:span></text:span><text:span text:style-name="T7"> to be your Android SDK path. If you unzipped the Android SDK to /usr/local/adt/, for example, you should add this to your shell startup:</text:span></text:p>
      <text:p text:style-name="P20">export ANDROID_HOME=“/usr/local/adt/<text:span text:style-name="T16">android-sdk-linux</text:span>”</text:p>
      <text:p text:style-name="P21"><text:span text:style-name="T10">3. </text:span><text:span text:style-name="T9">Include %ANDROID_HOME%\tools;%ANDROID_HOME%\platform-tools;%ANDROID_HOME%\platforms; in PATH variable.</text:span></text:p>
      <text:p text:style-name="P1"/>
      <text:p text:style-name="P4">Create AVD</text:p>
      <text:p text:style-name="P12">Go to tools folder inside your <text:span text:style-name="T17">android-sdk-linux</text:span>.</text:p>
      <text:p text:style-name="P11"/>
      <text:p text:style-name="P3"><text:tab/>android avd</text:p>
      <text:p text:style-name="P3"/>
      <text:p text:style-name="P3">* Create a device using proper configuration.</text:p>
      <text:p text:style-name="P3"/>
      <text:p text:style-name="P4">Start Device</text:p>
      <text:p text:style-name="P12">Go to tools folder inside your <text:span text:style-name="T17">android-sdk-linux</text:span>.</text:p>
      <text:p text:style-name="P11"/>
      <text:p text:style-name="P1"><text:tab/><text:span text:style-name="T2">emulator -avd &lt;device-name&gt;</text:span></text:p>
      <text:p text:style-name="P1"/>
      <text:p text:style-name="P4">Start Appium</text:p>
      <text:p text:style-name="P1"><text:s/><text:span text:style-name="T2">appium &amp;</text:span></text:p>
      <text:p text:style-name="P1"/>
      <text:p text:style-name="P5">Sample test cases</text:p>
      <text:p text:style-name="P11">Sample Code - <text:a xlink:type="simple" xlink:href="https://github.com/appium/sample-code">https://github.com/appium/sample-code</text:a></text:p>
      <text:p text:style-name="P11"/>
      <text:p text:style-name="P11">e.g Clone the code and go to sample-code/examples/java/junit</text:p>
      <text:p text:style-name="P11"/>
      <text:p text:style-name="P13"><text:span text:style-name="T11">Run a test : </text:span><text:span text:style-name="Source_20_Text">mvn -Dtest=com.saucelabs.appium.SimpleTest test</text:span></text:p>
      <text:p text:style-name="P13"/>
      <text:p text:style-name="P13"/>
      <text:p text:style-name="P13"><text:span text:style-name="Source_20_Text"><text:span text:style-name="T15">Steps for Windows</text:span></text:span></text:p>
      <text:p text:style-name="P13"><text:span text:style-name="Source_20_Text"><text:span text:style-name="T13"/></text:span></text:p>
      <text:p text:style-name="P13"><text:span text:style-name="Source_20_Text"><text:span text:style-name="T14"><text:s/>Link : </text:span></text:span><text:a xlink:type="simple" xlink:href="http://qaautomationworld.blogspot.in/"><text:span text:style-name="Source_20_Text">http://qaautomationworld.blogspot.in/</text:span></text:a></text:p>
      <text:p text:style-name="P13"/>
      <text:p text:style-name="P13"/>
      <text:p text:style-name="P13"/>
      <text:p text:style-name="P13"><text:span text:style-name="Source_20_Text"><text:span text:style-name="T4">References:</text:span></text:span></text:p>
      <text:p text:style-name="P14"><text:span text:style-name="Source_20_Text"><text:span text:style-name="T3">1. </text:span></text:span><text:a xlink:type="simple" xlink:href="http://appium.io/"><text:span text:style-name="Source_20_Text"><text:span text:style-name="T3">http://appium.io</text:span></text:span></text:a></text:p>
      <text:p text:style-name="P14"><text:span text:style-name="Source_20_Text"><text:span text:style-name="T17">2. </text:span></text:span><text:a xlink:type="simple" xlink:href="http://appium.io/slate/en/tutorial/android.html?java#introduction"><text:span text:style-name="Source_20_Text"><text:span text:style-name="T17">http://appium.io/slate/en/tutorial/android.html?java#introduction</text:span></text:span></text:a></text:p>
      <text:p text:style-name="P13"><text:span text:style-name="Source_20_Text"><text:span text:style-name="T17">3. </text:span></text:span><text:a xlink:type="simple" xlink:href="http://qaautomationworld.blogspot.in/"><text:span text:style-name="Source_20_Text"><text:span text:style-name="T17">http://qaautomationworld.blogspot.in/</text:span></text:span></text:a></text:p>
      <text:p text:style-name="P13"><text:span text:style-name="Source_20_Text"><text:span text:style-name="T17">4. </text:span></text:span><text:a xlink:type="simple" xlink:href="https://github.com/appium/appium"><text:span text:style-name="Source_20_Text"><text:span text:style-name="T17">https://github.com/appium/appium</text:span>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8T15:08:55.955751211</meta:creation-date>
    <dc:date>2015-08-28T17:26:16.681202706</dc:date>
    <meta:editing-duration>PT16M47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31" meta:word-count="131" meta:character-count="1150" meta:non-whitespace-character-count="1043"/>
  </office:meta>
</office:document-meta>
</file>